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85cm" fo:min-width="1.8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13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6.398cm" fo:min-width="6.714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6.468cm" fo:min-width="6.50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06cm"/>
    </style:style>
    <style:style style:name="gr10" style:family="graphic" style:parent-style-name="objectwithoutfill">
      <style:graphic-properties svg:stroke-color="#cc0000" draw:fill="none" draw:textarea-vertical-align="middle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35cm"/>
    </style:style>
    <style:style style:name="gr13" style:family="graphic" style:parent-style-name="standard">
      <style:graphic-properties draw:fill-color="#9999ff" draw:textarea-horizontal-align="justify" draw:textarea-vertical-align="middle" draw:auto-grow-height="false" fo:min-height="1.15cm" fo:min-width="1.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3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7.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="none" draw:fill-color="#ffffff"/>
      <style:text-properties style:font-name="Liberation Sans Narrow"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iberation Sans Narrow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Liberation Sans Narrow" fo:background-color="#ffffff"/>
    </style:style>
    <style:style style:name="P9" style:family="paragraph">
      <loext:graphic-properties draw:fill-color="#9999ff"/>
      <style:paragraph-properties fo:text-align="center"/>
      <style:text-properties style:font-name="Liberation Sans Narrow"/>
    </style:style>
    <style:style style:name="T1" style:family="text">
      <style:text-properties style:font-name="Liberation Sans Narrow" fo:font-size="13pt" style:font-size-asian="13pt" style:font-size-complex="13pt"/>
    </style:style>
    <style:style style:name="T2" style:family="text">
      <style:text-properties style:font-name="Liberation Sans Narrow" fo:font-size="15pt" style:font-size-asian="15pt" style:font-size-complex="15pt"/>
    </style:style>
    <style:style style:name="T3" style:family="text">
      <style:text-properties style:font-name="Liberation Sans Narrow" fo:background-color="#ffffff"/>
    </style:style>
    <style:style style:name="T4" style:family="text">
      <style:text-properties style:font-name="Liberation Sans Narrow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cm" svg:height="2.1cm" svg:x="15cm" svg:y="1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3.5cm" svg:height="3.3cm" svg:x="4.3cm" svg:y="14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cm" svg:height="1.673cm" svg:x="1.8cm" svg:y="15.1cm">
          <draw:text-box>
            <text:p>Socle</text:p>
          </draw:text-box>
        </draw:frame>
        <draw:frame draw:style-name="gr3" draw:text-style-name="P3" draw:layer="layout" svg:width="2.9cm" svg:height="1.673cm" svg:x="1.3cm" svg:y="9.4cm">
          <draw:text-box>
            <text:p>Sphère</text:p>
          </draw:text-box>
        </draw:frame>
        <draw:custom-shape draw:style-name="gr4" draw:text-style-name="P1" draw:layer="layout" svg:width="10.2cm" svg:height="9.4cm" svg:x="5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9.9cm" svg:height="9.5cm" svg:x="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3.5cm" svg:y1="14.2cm" svg:x2="13.5cm" svg:y2="16.2cm">
          <text:p/>
        </draw:line>
        <draw:frame draw:style-name="gr7" draw:text-style-name="P5" draw:layer="layout" svg:width="2.9cm" svg:height="1cm" svg:x="11.7cm" svg:y="15cm">
          <draw:text-box>
            <text:p><text:span text:style-name="T1">40 mm max</text:span></text:p>
          </draw:text-box>
        </draw:frame>
        <draw:line draw:style-name="gr8" draw:text-style-name="P6" draw:layer="layout" svg:x1="6cm" svg:y1="9.6cm" svg:x2="16.1cm" svg:y2="9.6cm">
          <text:p/>
        </draw:line>
        <draw:line draw:style-name="gr8" draw:text-style-name="P6" xml:id="id2" draw:id="id2" draw:layer="layout" svg:x1="6.1cm" svg:y1="9.5cm" svg:x2="6.7cm" svg:y2="8.8cm">
          <text:p/>
        </draw:line>
        <draw:line draw:style-name="gr8" draw:text-style-name="P6" draw:layer="layout" svg:x1="6.7cm" svg:y1="8.8cm" svg:x2="15.4cm" svg:y2="8.8cm">
          <text:p/>
        </draw:line>
        <draw:line draw:style-name="gr8" draw:text-style-name="P6" draw:layer="layout" svg:x1="15.3cm" svg:y1="8.8cm" svg:x2="16cm" svg:y2="9.5cm">
          <text:p/>
        </draw:line>
        <draw:frame draw:style-name="gr9" draw:text-style-name="P7" draw:layer="layout" svg:width="6.7cm" svg:height="0.856cm" svg:x="8.2cm" svg:y="8.844cm">
          <draw:text-box>
            <text:p><text:span text:style-name="T2">Carte Arduino</text:span></text:p>
          </draw:text-box>
        </draw:frame>
        <draw:path draw:style-name="gr10" draw:text-style-name="P6" xml:id="id3" draw:id="id3" draw:layer="layout" svg:width="6.34cm" svg:height="6.202cm" draw:transform="rotate (-0.785398163397448) translate (10.8885cm 9.9525cm)" svg:viewBox="0 0 6341 6203" svg:d="M0 6073c540-140 1088 325 1583 29 458-275 915-113 1381-345 376-188 811-293 1094-633 260-312 609-546 863-864 268-334 582-543 921-806 489-379 329-916 403-1381 84-530 189-1097-57-1612v-461">
          <text:p/>
        </draw:path>
        <draw:path draw:style-name="gr10" draw:text-style-name="P6" draw:layer="layout" svg:width="5.566cm" svg:height="4.52cm" draw:transform="skewX (7.40072722612503E-017) rotate (-0.727627765156436) translate (10.2931398732894cm 9.68967395755656cm)" svg:viewBox="0 0 5567 4521" svg:d="M0 4521c520-26 1042-39 1562-82 451-38 882-223 1267-475 341-224 698-434 993-720 292-283 705-474 885-843 199-409 283-870 505-1268l142-453 141-453 72-227">
          <text:p/>
        </draw:path>
        <draw:line draw:style-name="gr11" draw:text-style-name="P2" draw:layer="layout" svg:x1="14.7cm" svg:y1="13.6cm" svg:x2="16.5cm" svg:y2="20.1cm">
          <text:p/>
        </draw:line>
        <draw:line draw:style-name="gr11" draw:text-style-name="P2" draw:layer="layout" svg:x1="13.9cm" svg:y1="15.9cm" svg:x2="16.4cm" svg:y2="19.9cm">
          <text:p/>
        </draw:line>
        <draw:frame draw:style-name="gr12" draw:text-style-name="P8" draw:layer="layout" svg:width="5.8cm" svg:height="1.6cm" svg:x="14.6cm" svg:y="18.2cm">
          <draw:text-box>
            <text:p><text:span text:style-name="T3">Bobines</text:span></text:p>
          </draw:text-box>
        </draw:frame>
        <draw:custom-shape draw:style-name="gr13" draw:text-style-name="P9" xml:id="id1" draw:id="id1" draw:layer="layout" svg:width="2.1cm" svg:height="1.4cm" svg:x="6.8cm" svg:y="10cm">
          <text:p text:style-name="P2"><text:span text:style-name="T4">batterie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6.8cm" svg:y1="10.7cm" svg:x2="6.7cm" svg:y2="9.15cm" draw:start-shape="id1" draw:start-glue-point="3" draw:end-shape="id2" draw:end-glue-point="1" svg:d="M6800 10700h-1201v-2401h1602v851h-501" svg:viewBox="0 0 1603 2402">
          <text:p/>
        </draw:connector>
        <draw:connector draw:style-name="gr14" draw:text-style-name="P2" draw:layer="layout" svg:x1="8.9cm" svg:y1="10.7cm" svg:x2="10.929cm" svg:y2="14.247cm" draw:start-shape="id1" draw:start-glue-point="1" draw:end-shape="id3" draw:end-glue-point="0" svg:d="M8900 10700h2029v3547" svg:viewBox="0 0 2030 3548">
          <text:p/>
        </draw:connector>
        <draw:connector draw:style-name="gr14" draw:text-style-name="P2" draw:layer="layout" svg:x1="4.3cm" svg:y1="15.95cm" svg:x2="4.436cm" svg:y2="19.579cm" draw:start-shape="id4" draw:start-glue-point="3" svg:d="M4300 15950h-501v3629h637" svg:viewBox="0 0 638 3630">
          <text:p/>
        </draw:connector>
        <draw:custom-shape draw:style-name="gr15" draw:text-style-name="P2" xml:id="id6" draw:id="id6" draw:layer="layout" svg:width="6cm" svg:height="2.6cm" svg:x="3.8cm" svg:y="22.1cm">
          <text:p text:style-name="P2">Chargeur</text:p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8.3cm" svg:height="1.8cm" svg:x="4.5cm" svg:y="19cm">
          <text:p text:style-name="P2">Fusible réarmable polyswitch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2.8cm" svg:y1="19.9cm" svg:x2="9.8cm" svg:y2="23.4cm" draw:start-shape="id5" draw:start-glue-point="1" draw:end-shape="id6" svg:d="M12800 19900h501v3500h-3501" svg:viewBox="0 0 3502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3:52:34.497799495</meta:creation-date>
    <meta:editing-duration>PT2M31S</meta:editing-duration>
    <meta:editing-cycles>2</meta:editing-cycles>
    <meta:generator>LibreOffice/5.1.6.2$Linux_X86_64 LibreOffice_project/10m0$Build-2</meta:generator>
    <dc:date>2018-01-12T13:55:02.280190519</dc:date>
    <meta:document-statistic meta:object-count="25"/>
  </office:meta>
</office:document-meta>
</file>